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meta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6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0"/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53.26cm" svg:y="0.527cm">
            <draw:object draw:notify-on-update-of-ranges="Лист1.B3:Лист1.B6 Лист1.C2:Лист1.C2 Лист1.G3:Лист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37.716cm" svg:y="9.81cm">
            <draw:object draw:notify-on-update-of-ranges="Лист1.B3:Лист1.B6 Лист1.C2:Лист1.C2 Лист1.C7:Лист1.C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37.22cm" svg:y="0.5cm">
            <draw:object draw:notify-on-update-of-ranges="Лист1.B3:Лист1.B6 Лист1.C2:Лист1.C2 Лист1.C3:Лист1.C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99cm" svg:height="8.999cm" svg:x="53.73cm" svg:y="9.757cm">
            <draw:object draw:notify-on-update-of-ranges="Лист1.B3:Лист1.B6 Лист1.C2:Лист1.C2 Лист1.G7:Лист1.G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15.999cm" svg:height="8.999cm" svg:x="37.496cm" svg:y="19.414cm">
            <draw:object draw:notify-on-update-of-ranges="Лист1.B3:Лист1.B6 Лист1.C2:Лист1.C2 Лист1.C11:Лист1.C1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svg:width="15.999cm" svg:height="8.999cm" svg:x="37.441cm" svg:y="28.485cm">
            <draw:object draw:notify-on-update-of-ranges="Лист1.B3:Лист1.B6 Лист1.C2:Лист1.C2 Лист1.C15:Лист1.C1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svg:width="15.999cm" svg:height="8.999cm" svg:x="37.248cm" svg:y="37.689cm">
            <draw:object draw:notify-on-update-of-ranges="Лист1.B3:Лист1.B6 Лист1.C2:Лист1.C2 Лист1.C19:Лист1.C2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7" draw:style-name="gr1" svg:width="15.999cm" svg:height="8.999cm" svg:x="37.386cm" svg:y="46.599cm">
            <draw:object draw:notify-on-update-of-ranges="Лист1.B3:Лист1.B6 Лист1.C2:Лист1.C2 Лист1.C23:Лист1.C2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8" draw:style-name="gr1" svg:width="15.999cm" svg:height="8.999cm" svg:x="37.111cm" svg:y="55.91cm">
            <draw:object draw:notify-on-update-of-ranges="Лист1.B3:Лист1.B6 Лист1.C2:Лист1.C2 Лист1.C27:Лист1.C3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9" draw:style-name="gr1" svg:width="15.999cm" svg:height="8.999cm" svg:x="37.056cm" svg:y="64.981cm">
            <draw:object draw:notify-on-update-of-ranges="Лист1.B3:Лист1.B6 Лист1.C2:Лист1.C2 Лист1.C31:Лист1.C3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svg:width="15.999cm" svg:height="8.999cm" svg:x="37.304cm" svg:y="74.612cm">
            <draw:object draw:notify-on-update-of-ranges="Лист1.B3:Лист1.B6 Лист1.C2:Лист1.C2 Лист1.C35:Лист1.C3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1" draw:style-name="gr1" svg:width="15.999cm" svg:height="8.999cm" svg:x="36.699cm" svg:y="83.735cm">
            <draw:object draw:notify-on-update-of-ranges="Лист1.B3:Лист1.B6 Лист1.C2:Лист1.C2 Лист1.C39:Лист1.C4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2" draw:style-name="gr1" svg:width="15.999cm" svg:height="8.999cm" svg:x="53.356cm" svg:y="19.468cm">
            <draw:object draw:notify-on-update-of-ranges="Лист1.B3:Лист1.B6 Лист1.C2:Лист1.C2 Лист1.G11:Лист1.G1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3" draw:style-name="gr1" svg:width="15.999cm" svg:height="8.999cm" svg:x="53.168cm" svg:y="28.858cm">
            <draw:object draw:notify-on-update-of-ranges="Лист1.B3:Лист1.B6 Лист1.C2:Лист1.C2 Лист1.G15:Лист1.G18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4" draw:style-name="gr1" svg:width="15.999cm" svg:height="8.999cm" svg:x="53.449cm" svg:y="38.249cm">
            <draw:object draw:notify-on-update-of-ranges="Лист1.B3:Лист1.B6 Лист1.C2:Лист1.C2 Лист1.G19:Лист1.G2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5" draw:style-name="gr1" svg:width="15.999cm" svg:height="8.999cm" svg:x="53.449cm" svg:y="47.533cm">
            <draw:object draw:notify-on-update-of-ranges="Лист1.B3:Лист1.B6 Лист1.C2:Лист1.C2 Лист1.G23:Лист1.G2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6" draw:style-name="gr1" svg:width="15.999cm" svg:height="8.999cm" svg:x="52.887cm" svg:y="56.391cm">
            <draw:object draw:notify-on-update-of-ranges="Лист1.B3:Лист1.B6 Лист1.C2:Лист1.C2 Лист1.G27:Лист1.G30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7" draw:style-name="gr1" svg:width="15.999cm" svg:height="8.999cm" svg:x="52.887cm" svg:y="65.142cm">
            <draw:object draw:notify-on-update-of-ranges="Лист1.B3:Лист1.B6 Лист1.C2:Лист1.C2 Лист1.G31:Лист1.G3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8" draw:style-name="gr1" svg:width="15.999cm" svg:height="8.999cm" svg:x="53.355cm" svg:y="74.212cm">
            <draw:object draw:notify-on-update-of-ranges="Лист1.B3:Лист1.B6 Лист1.C2:Лист1.C2 Лист1.G35:Лист1.G3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9" draw:style-name="gr1" svg:width="15.999cm" svg:height="8.999cm" svg:x="53.261cm" svg:y="83.817cm">
            <draw:object draw:notify-on-update-of-ranges="Лист1.B3:Лист1.B6 Лист1.C2:Лист1.C2 Лист1.G39:Лист1.G42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row table:style-name="ro3">
          <table:table-cell office:value-type="string">
            <text:p><text:s/></text:p>
          </table:table-cell>
          <table:table-cell office:value-type="string">
            <text:p>ПОРОГ</text:p>
          </table:table-cell>
          <table:table-cell table:style-name="Default" office:value-type="string">
            <text:p>FRR+flat—flat-normal-normal-DS45-DS45</text:p>
          </table:table-cell>
          <table:table-cell/>
          <table:table-cell table:style-name="Default"/>
          <table:table-cell/>
          <table:table-cell office:value-type="string">
            <text:p>FRR+roll-flat-normal-normal-DS45-DS45</text:p>
          </table:table-cell>
          <table:table-cell/>
          <table:table-cell table:style-name="Default"/>
          <table:table-cell/>
          <table:table-cell office:value-type="string">
            <text:p>FRR+flat-flat-normal-normal-DS45-DS45</text:p>
          </table:table-cell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office:value-type="string">
            <text:p>СРЕДНЕЕ</text:p>
          </table:table-cell>
          <table:table-cell office:value-type="string">
            <text:p>ДИСПЕРСИЯ</text:p>
          </table:table-cell>
          <table:table-cell table:style-name="Default" office:value-type="string">
            <text:p>ВАРИАЦИЯ</text:p>
          </table:table-cell>
          <table:table-cell/>
          <table:table-cell office:value-type="string">
            <text:p>СРЕДНЕЕ</text:p>
          </table:table-cell>
          <table:table-cell office:value-type="string">
            <text:p>ДИСПЕРСИЯ</text:p>
          </table:table-cell>
          <table:table-cell table:style-name="Default" office:value-type="string">
            <text:p>ВАРИАЦИЯ</text:p>
          </table:table-cell>
          <table:table-cell/>
          <table:table-cell office:value-type="string">
            <text:p>СРЕДНЕЕ</text:p>
          </table:table-cell>
          <table:table-cell office:value-type="string">
            <text:p>ДИСПЕРСИЯ</text:p>
          </table:table-cell>
          <table:table-cell table:style-name="Default" office:value-type="string">
            <text:p>ВАРИАЦИЯ</text:p>
          </table:table-cell>
        </table:table-row>
        <table:table-row table:style-name="ro3">
          <table:table-cell office:value-type="string">
            <text:p>leftindex0.9</text:p>
          </table:table-cell>
          <table:table-cell office:value-type="string">
            <text:p>0.9</text:p>
          </table:table-cell>
          <table:table-cell office:value-type="float" office:value="0">
            <text:p>0,0000</text:p>
          </table:table-cell>
          <table:table-cell office:value-type="float" office:value="0">
            <text:p>0</text:p>
          </table:table-cell>
          <table:table-cell office:value-type="string">
            <text:p>1.88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leftindex0.99</text:p>
          </table:table-cell>
          <table:table-cell office:value-type="string">
            <text:p>0.99</text:p>
          </table:table-cell>
          <table:table-cell office:value-type="float" office:value="0.0004">
            <text:p>0,0004</text:p>
          </table:table-cell>
          <table:table-cell office:value-type="float" office:value="0.0002">
            <text:p>0,0002</text:p>
          </table:table-cell>
          <table:table-cell office:value-type="string">
            <text:p>2.35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office:value-type="float" office:value="0.0004">
            <text:p>0,0004</text:p>
          </table:table-cell>
          <table:table-cell office:value-type="float" office:value="0">
            <text:p>0</text:p>
          </table:table-cell>
          <table:table-cell office:value-type="string">
            <text:p>2.04%</text:p>
          </table:table-cell>
        </table:table-row>
        <table:table-row table:style-name="ro3">
          <table:table-cell office:value-type="string">
            <text:p>leftindex0.999</text:p>
          </table:table-cell>
          <table:table-cell office:value-type="string">
            <text:p>0.999</text:p>
          </table:table-cell>
          <table:table-cell office:value-type="float" office:value="0.0004">
            <text:p>0,0004</text:p>
          </table:table-cell>
          <table:table-cell office:value-type="float" office:value="0.002">
            <text:p>0,002</text:p>
          </table:table-cell>
          <table:table-cell office:value-type="string">
            <text:p>5.19%</text:p>
          </table:table-cell>
          <table:table-cell/>
          <table:table-cell office:value-type="float" office:value="0.0004">
            <text:p>0,0004</text:p>
          </table:table-cell>
          <table:table-cell office:value-type="float" office:value="0">
            <text:p>0</text:p>
          </table:table-cell>
          <table:table-cell office:value-type="string">
            <text:p>2.04%</text:p>
          </table:table-cell>
          <table:table-cell/>
          <table:table-cell office:value-type="float" office:value="0.0004">
            <text:p>0,0004</text:p>
          </table:table-cell>
          <table:table-cell office:value-type="float" office:value="0">
            <text:p>0</text:p>
          </table:table-cell>
          <table:table-cell office:value-type="string">
            <text:p>2.04%</text:p>
          </table:table-cell>
        </table:table-row>
        <table:table-row table:style-name="ro3">
          <table:table-cell office:value-type="string">
            <text:p>leftindex0.9999</text:p>
          </table:table-cell>
          <table:table-cell office:value-type="string">
            <text:p>0.9999</text:p>
          </table:table-cell>
          <table:table-cell office:value-type="float" office:value="0.0008">
            <text:p>0,0008</text:p>
          </table:table-cell>
          <table:table-cell office:value-type="float" office:value="0.0086">
            <text:p>0,0086</text:p>
          </table:table-cell>
          <table:table-cell office:value-type="string">
            <text:p>9.21%</text:p>
          </table:table-cell>
          <table:table-cell/>
          <table:table-cell office:value-type="float" office:value="0.0065">
            <text:p>0,0065</text:p>
          </table:table-cell>
          <table:table-cell office:value-type="float" office:value="0.0002">
            <text:p>0,0002</text:p>
          </table:table-cell>
          <table:table-cell office:value-type="string">
            <text:p>3.76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3">
          <table:table-cell office:value-type="string">
            <text:p>leftlittle0.9</text:p>
          </table:table-cell>
          <table:table-cell office:value-type="string">
            <text:p>0.9</text:p>
          </table:table-cell>
          <table:table-cell office:value-type="float" office:value="0">
            <text:p>0,0000</text:p>
          </table:table-cell>
          <table:table-cell office:value-type="float" office:value="0.0007">
            <text:p>0,0007</text:p>
          </table:table-cell>
          <table:table-cell office:value-type="string">
            <text:p>6.57%</text:p>
          </table:table-cell>
          <table:table-cell/>
          <table:table-cell office:value-type="float" office:value="0.009">
            <text:p>0,009</text:p>
          </table:table-cell>
          <table:table-cell office:value-type="float" office:value="0.0012">
            <text:p>0,0012</text:p>
          </table:table-cell>
          <table:table-cell office:value-type="string">
            <text:p>13.66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leftlittle0.99</text:p>
          </table:table-cell>
          <table:table-cell office:value-type="string">
            <text:p>0.99</text:p>
          </table:table-cell>
          <table:table-cell office:value-type="float" office:value="0.0008">
            <text:p>0,0008</text:p>
          </table:table-cell>
          <table:table-cell office:value-type="float" office:value="0.004">
            <text:p>0,004</text:p>
          </table:table-cell>
          <table:table-cell office:value-type="string">
            <text:p>12.44%</text:p>
          </table:table-cell>
          <table:table-cell/>
          <table:table-cell office:value-type="float" office:value="0.0139">
            <text:p>0,0139</text:p>
          </table:table-cell>
          <table:table-cell office:value-type="float" office:value="0.0022">
            <text:p>0,0022</text:p>
          </table:table-cell>
          <table:table-cell office:value-type="string">
            <text:p>16.10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3">
          <table:table-cell office:value-type="string">
            <text:p>leftlittle0.999</text:p>
          </table:table-cell>
          <table:table-cell office:value-type="string">
            <text:p>0.999</text:p>
          </table:table-cell>
          <table:table-cell office:value-type="float" office:value="0.0016">
            <text:p>0,0016</text:p>
          </table:table-cell>
          <table:table-cell office:value-type="float" office:value="0.0232">
            <text:p>0,0232</text:p>
          </table:table-cell>
          <table:table-cell office:value-type="string">
            <text:p>25.63%</text:p>
          </table:table-cell>
          <table:table-cell/>
          <table:table-cell office:value-type="float" office:value="0.0265">
            <text:p>0,0265</text:p>
          </table:table-cell>
          <table:table-cell office:value-type="float" office:value="0.0046">
            <text:p>0,0046</text:p>
          </table:table-cell>
          <table:table-cell office:value-type="string">
            <text:p>17.51%</text:p>
          </table:table-cell>
          <table:table-cell/>
          <table:table-cell office:value-type="float" office:value="0.0016">
            <text:p>0,0016</text:p>
          </table:table-cell>
          <table:table-cell office:value-type="float" office:value="0">
            <text:p>0</text:p>
          </table:table-cell>
          <table:table-cell office:value-type="string">
            <text:p>2.96%</text:p>
          </table:table-cell>
        </table:table-row>
        <table:table-row table:style-name="ro3">
          <table:table-cell office:value-type="string">
            <text:p>leftlittle0.9999</text:p>
          </table:table-cell>
          <table:table-cell office:value-type="string">
            <text:p>0.9999</text:p>
          </table:table-cell>
          <table:table-cell office:value-type="float" office:value="0.0045">
            <text:p>0,0045</text:p>
          </table:table-cell>
          <table:table-cell office:value-type="float" office:value="0.0492">
            <text:p>0,0492</text:p>
          </table:table-cell>
          <table:table-cell office:value-type="string">
            <text:p>29.73%</text:p>
          </table:table-cell>
          <table:table-cell/>
          <table:table-cell office:value-type="float" office:value="0.0453">
            <text:p>0,0453</text:p>
          </table:table-cell>
          <table:table-cell office:value-type="float" office:value="0.0099">
            <text:p>0,0099</text:p>
          </table:table-cell>
          <table:table-cell office:value-type="string">
            <text:p>21.77%</text:p>
          </table:table-cell>
          <table:table-cell/>
          <table:table-cell office:value-type="float" office:value="0.0045">
            <text:p>0,0045</text:p>
          </table:table-cell>
          <table:table-cell office:value-type="float" office:value="0.0002">
            <text:p>0,0002</text:p>
          </table:table-cell>
          <table:table-cell office:value-type="string">
            <text:p>4.27%</text:p>
          </table:table-cell>
        </table:table-row>
        <table:table-row table:style-name="ro3">
          <table:table-cell office:value-type="string">
            <text:p>leftmiddle0.9</text:p>
          </table:table-cell>
          <table:table-cell office:value-type="string">
            <text:p>0.9</text:p>
          </table:table-cell>
          <table:table-cell office:value-type="float" office:value="0">
            <text:p>0,0000</text:p>
          </table:table-cell>
          <table:table-cell office:value-type="float" office:value="0.0009">
            <text:p>0,0009</text:p>
          </table:table-cell>
          <table:table-cell office:value-type="string">
            <text:p>6.63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leftmiddle0.99</text:p>
          </table:table-cell>
          <table:table-cell office:value-type="string">
            <text:p>0.99</text:p>
          </table:table-cell>
          <table:table-cell office:value-type="float" office:value="0">
            <text:p>0,0000</text:p>
          </table:table-cell>
          <table:table-cell office:value-type="float" office:value="0.0037">
            <text:p>0,0037</text:p>
          </table:table-cell>
          <table:table-cell office:value-type="string">
            <text:p>9.11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leftmiddle0.999</text:p>
          </table:table-cell>
          <table:table-cell office:value-type="string">
            <text:p>0.999</text:p>
          </table:table-cell>
          <table:table-cell office:value-type="float" office:value="0">
            <text:p>0,0000</text:p>
          </table:table-cell>
          <table:table-cell office:value-type="float" office:value="0.0148">
            <text:p>0,0148</text:p>
          </table:table-cell>
          <table:table-cell office:value-type="string">
            <text:p>13.73%</text:p>
          </table:table-cell>
          <table:table-cell/>
          <table:table-cell office:value-type="float" office:value="0.0012">
            <text:p>0,0012</text:p>
          </table:table-cell>
          <table:table-cell office:value-type="float" office:value="0">
            <text:p>0</text:p>
          </table:table-cell>
          <table:table-cell office:value-type="string">
            <text:p>1.96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leftmiddle0.9999</text:p>
          </table:table-cell>
          <table:table-cell office:value-type="string">
            <text:p>0.9999</text:p>
          </table:table-cell>
          <table:table-cell office:value-type="float" office:value="0">
            <text:p>0,0000</text:p>
          </table:table-cell>
          <table:table-cell office:value-type="float" office:value="0.0357">
            <text:p>0,0357</text:p>
          </table:table-cell>
          <table:table-cell office:value-type="string">
            <text:p>15.19%</text:p>
          </table:table-cell>
          <table:table-cell/>
          <table:table-cell office:value-type="float" office:value="0.0041">
            <text:p>0,0041</text:p>
          </table:table-cell>
          <table:table-cell office:value-type="float" office:value="0.0001">
            <text:p>0,0001</text:p>
          </table:table-cell>
          <table:table-cell office:value-type="string">
            <text:p>2.50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leftring0.9</text:p>
          </table:table-cell>
          <table:table-cell office:value-type="string">
            <text:p>0.9</text:p>
          </table:table-cell>
          <table:table-cell office:value-type="float" office:value="0">
            <text:p>0,0000</text:p>
          </table:table-cell>
          <table:table-cell office:value-type="float" office:value="0.0004">
            <text:p>0,0004</text:p>
          </table:table-cell>
          <table:table-cell office:value-type="string">
            <text:p>4.12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leftring0.99</text:p>
          </table:table-cell>
          <table:table-cell office:value-type="string">
            <text:p>0.99</text:p>
          </table:table-cell>
          <table:table-cell office:value-type="float" office:value="0">
            <text:p>0,0000</text:p>
          </table:table-cell>
          <table:table-cell office:value-type="float" office:value="0.015">
            <text:p>0,015</text:p>
          </table:table-cell>
          <table:table-cell office:value-type="string">
            <text:p>16.33%</text:p>
          </table:table-cell>
          <table:table-cell/>
          <table:table-cell office:value-type="float" office:value="0.0012">
            <text:p>0,0012</text:p>
          </table:table-cell>
          <table:table-cell office:value-type="float" office:value="0">
            <text:p>0</text:p>
          </table:table-cell>
          <table:table-cell office:value-type="string">
            <text:p>3.35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leftring0.999</text:p>
          </table:table-cell>
          <table:table-cell office:value-type="string">
            <text:p>0.999</text:p>
          </table:table-cell>
          <table:table-cell office:value-type="float" office:value="0">
            <text:p>0,0000</text:p>
          </table:table-cell>
          <table:table-cell office:value-type="float" office:value="0.0589">
            <text:p>0,0589</text:p>
          </table:table-cell>
          <table:table-cell office:value-type="string">
            <text:p>22.95%</text:p>
          </table:table-cell>
          <table:table-cell/>
          <table:table-cell office:value-type="float" office:value="0.0041">
            <text:p>0,0041</text:p>
          </table:table-cell>
          <table:table-cell office:value-type="float" office:value="0.0002">
            <text:p>0,0002</text:p>
          </table:table-cell>
          <table:table-cell office:value-type="string">
            <text:p>4.16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leftring0.9999</text:p>
          </table:table-cell>
          <table:table-cell office:value-type="string">
            <text:p>0.9999</text:p>
          </table:table-cell>
          <table:table-cell office:value-type="float" office:value="0">
            <text:p>0,0000</text:p>
          </table:table-cell>
          <table:table-cell office:value-type="float" office:value="0.07">
            <text:p>0,07</text:p>
          </table:table-cell>
          <table:table-cell office:value-type="string">
            <text:p>14.73%</text:p>
          </table:table-cell>
          <table:table-cell/>
          <table:table-cell office:value-type="float" office:value="0.0212">
            <text:p>0,0212</text:p>
          </table:table-cell>
          <table:table-cell office:value-type="float" office:value="0.0038">
            <text:p>0,0038</text:p>
          </table:table-cell>
          <table:table-cell office:value-type="string">
            <text:p>17.70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leftthumb0.9</text:p>
          </table:table-cell>
          <table:table-cell office:value-type="string">
            <text:p>0.9</text:p>
          </table:table-cell>
          <table:table-cell office:value-type="float" office:value="0.0053">
            <text:p>0,0053</text:p>
          </table:table-cell>
          <table:table-cell office:value-type="float" office:value="0.0427">
            <text:p>0,0427</text:p>
          </table:table-cell>
          <table:table-cell office:value-type="string">
            <text:p>14.82%</text:p>
          </table:table-cell>
          <table:table-cell/>
          <table:table-cell office:value-type="float" office:value="0.0531">
            <text:p>0,0531</text:p>
          </table:table-cell>
          <table:table-cell office:value-type="float" office:value="0.0047">
            <text:p>0,0047</text:p>
          </table:table-cell>
          <table:table-cell office:value-type="string">
            <text:p>8.81%</text:p>
          </table:table-cell>
          <table:table-cell/>
          <table:table-cell office:value-type="float" office:value="0.0053">
            <text:p>0,0053</text:p>
          </table:table-cell>
          <table:table-cell office:value-type="float" office:value="0.0002">
            <text:p>0,0002</text:p>
          </table:table-cell>
          <table:table-cell office:value-type="string">
            <text:p>3.14%</text:p>
          </table:table-cell>
        </table:table-row>
        <table:table-row table:style-name="ro3">
          <table:table-cell office:value-type="string">
            <text:p>leftthumb0.99</text:p>
          </table:table-cell>
          <table:table-cell office:value-type="string">
            <text:p>0.99</text:p>
          </table:table-cell>
          <table:table-cell office:value-type="float" office:value="0.0147">
            <text:p>0,0147</text:p>
          </table:table-cell>
          <table:table-cell office:value-type="float" office:value="0.0775">
            <text:p>0,0775</text:p>
          </table:table-cell>
          <table:table-cell office:value-type="string">
            <text:p>14.68%</text:p>
          </table:table-cell>
          <table:table-cell/>
          <table:table-cell office:value-type="float" office:value="0.1355">
            <text:p>0,1355</text:p>
          </table:table-cell>
          <table:table-cell office:value-type="float" office:value="0.0123">
            <text:p>0,0123</text:p>
          </table:table-cell>
          <table:table-cell office:value-type="string">
            <text:p>9.07%</text:p>
          </table:table-cell>
          <table:table-cell/>
          <table:table-cell office:value-type="float" office:value="0.0147">
            <text:p>0,0147</text:p>
          </table:table-cell>
          <table:table-cell office:value-type="float" office:value="0.0008">
            <text:p>0,0008</text:p>
          </table:table-cell>
          <table:table-cell office:value-type="string">
            <text:p>5.67%</text:p>
          </table:table-cell>
        </table:table-row>
        <table:table-row table:style-name="ro3">
          <table:table-cell office:value-type="string">
            <text:p>leftthumb0.999</text:p>
          </table:table-cell>
          <table:table-cell office:value-type="string">
            <text:p>0.999</text:p>
          </table:table-cell>
          <table:table-cell office:value-type="float" office:value="0.0265">
            <text:p>0,0265</text:p>
          </table:table-cell>
          <table:table-cell office:value-type="float" office:value="0.0694">
            <text:p>0,0694</text:p>
          </table:table-cell>
          <table:table-cell office:value-type="string">
            <text:p>9.83%</text:p>
          </table:table-cell>
          <table:table-cell/>
          <table:table-cell office:value-type="float" office:value="0.2457">
            <text:p>0,2457</text:p>
          </table:table-cell>
          <table:table-cell office:value-type="float" office:value="0.0265">
            <text:p>0,0265</text:p>
          </table:table-cell>
          <table:table-cell office:value-type="string">
            <text:p>10.78%</text:p>
          </table:table-cell>
          <table:table-cell/>
          <table:table-cell office:value-type="float" office:value="0.0265">
            <text:p>0,0265</text:p>
          </table:table-cell>
          <table:table-cell office:value-type="float" office:value="0.0019">
            <text:p>0,0019</text:p>
          </table:table-cell>
          <table:table-cell office:value-type="string">
            <text:p>7.26%</text:p>
          </table:table-cell>
        </table:table-row>
        <table:table-row table:style-name="ro3">
          <table:table-cell office:value-type="string">
            <text:p>leftthumb0.9999</text:p>
          </table:table-cell>
          <table:table-cell office:value-type="string">
            <text:p>0.9999</text:p>
          </table:table-cell>
          <table:table-cell office:value-type="float" office:value="0.0457">
            <text:p>0,0457</text:p>
          </table:table-cell>
          <table:table-cell office:value-type="float" office:value="0.0542">
            <text:p>0,0542</text:p>
          </table:table-cell>
          <table:table-cell office:value-type="string">
            <text:p>6.72%</text:p>
          </table:table-cell>
          <table:table-cell/>
          <table:table-cell office:value-type="float" office:value="0.3514">
            <text:p>0,3514</text:p>
          </table:table-cell>
          <table:table-cell office:value-type="float" office:value="0.0334">
            <text:p>0,0334</text:p>
          </table:table-cell>
          <table:table-cell office:value-type="string">
            <text:p>9.49%</text:p>
          </table:table-cell>
          <table:table-cell/>
          <table:table-cell office:value-type="float" office:value="0.0457">
            <text:p>0,0457</text:p>
          </table:table-cell>
          <table:table-cell office:value-type="float" office:value="0.0044">
            <text:p>0,0044</text:p>
          </table:table-cell>
          <table:table-cell office:value-type="string">
            <text:p>9.65%</text:p>
          </table:table-cell>
        </table:table-row>
        <table:table-row table:style-name="ro3">
          <table:table-cell office:value-type="string">
            <text:p>rightindex0.9</text:p>
          </table:table-cell>
          <table:table-cell office:value-type="string">
            <text:p>0.9</text:p>
          </table:table-cell>
          <table:table-cell office:value-type="float" office:value="0">
            <text:p>0,0000</text:p>
          </table:table-cell>
          <table:table-cell office:value-type="float" office:value="0.0091">
            <text:p>0,0091</text:p>
          </table:table-cell>
          <table:table-cell office:value-type="string">
            <text:p>18.28%</text:p>
          </table:table-cell>
          <table:table-cell/>
          <table:table-cell office:value-type="float" office:value="0.0033">
            <text:p>0,0033</text:p>
          </table:table-cell>
          <table:table-cell office:value-type="float" office:value="0.0001">
            <text:p>0,0001</text:p>
          </table:table-cell>
          <table:table-cell office:value-type="string">
            <text:p>3.31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rightindex0.99</text:p>
          </table:table-cell>
          <table:table-cell office:value-type="string">
            <text:p>0.99</text:p>
          </table:table-cell>
          <table:table-cell office:value-type="float" office:value="0">
            <text:p>0,0000</text:p>
          </table:table-cell>
          <table:table-cell office:value-type="float" office:value="0.0471">
            <text:p>0,0471</text:p>
          </table:table-cell>
          <table:table-cell office:value-type="string">
            <text:p>29.21%</text:p>
          </table:table-cell>
          <table:table-cell/>
          <table:table-cell office:value-type="float" office:value="0.011">
            <text:p>0,011</text:p>
          </table:table-cell>
          <table:table-cell office:value-type="float" office:value="0.0007">
            <text:p>0,0007</text:p>
          </table:table-cell>
          <table:table-cell office:value-type="string">
            <text:p>6.05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rightindex0.999</text:p>
          </table:table-cell>
          <table:table-cell office:value-type="string">
            <text:p>0.999</text:p>
          </table:table-cell>
          <table:table-cell office:value-type="float" office:value="0">
            <text:p>0,0000</text:p>
          </table:table-cell>
          <table:table-cell office:value-type="float" office:value="0.0897">
            <text:p>0,0897</text:p>
          </table:table-cell>
          <table:table-cell office:value-type="string">
            <text:p>27.78%</text:p>
          </table:table-cell>
          <table:table-cell/>
          <table:table-cell office:value-type="float" office:value="0.0269">
            <text:p>0,0269</text:p>
          </table:table-cell>
          <table:table-cell office:value-type="float" office:value="0.0024">
            <text:p>0,0024</text:p>
          </table:table-cell>
          <table:table-cell office:value-type="string">
            <text:p>8.93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rightindex0.9999</text:p>
          </table:table-cell>
          <table:table-cell office:value-type="string">
            <text:p>0.9999</text:p>
          </table:table-cell>
          <table:table-cell office:value-type="float" office:value="0.0008">
            <text:p>0,0008</text:p>
          </table:table-cell>
          <table:table-cell office:value-type="float" office:value="0.1025">
            <text:p>0,1025</text:p>
          </table:table-cell>
          <table:table-cell office:value-type="string">
            <text:p>20.29%</text:p>
          </table:table-cell>
          <table:table-cell/>
          <table:table-cell office:value-type="float" office:value="0.0755">
            <text:p>0,0755</text:p>
          </table:table-cell>
          <table:table-cell office:value-type="float" office:value="0.0113">
            <text:p>0,0113</text:p>
          </table:table-cell>
          <table:table-cell office:value-type="string">
            <text:p>14.98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3">
          <table:table-cell office:value-type="string">
            <text:p>rightlittle0.9</text:p>
          </table:table-cell>
          <table:table-cell office:value-type="string">
            <text:p>0.9</text:p>
          </table:table-cell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1.84%</text:p>
          </table:table-cell>
          <table:table-cell/>
          <table:table-cell office:value-type="float" office:value="0.0045">
            <text:p>0,0045</text:p>
          </table:table-cell>
          <table:table-cell office:value-type="float" office:value="0.0003">
            <text:p>0,0003</text:p>
          </table:table-cell>
          <table:table-cell office:value-type="string">
            <text:p>7.68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3">
          <table:table-cell office:value-type="string">
            <text:p>rightlittle0.99</text:p>
          </table:table-cell>
          <table:table-cell office:value-type="string">
            <text:p>0.99</text:p>
          </table:table-cell>
          <table:table-cell office:value-type="float" office:value="0.0016">
            <text:p>0,0016</text:p>
          </table:table-cell>
          <table:table-cell office:value-type="float" office:value="0.0002">
            <text:p>0,0002</text:p>
          </table:table-cell>
          <table:table-cell office:value-type="string">
            <text:p>2.44%</text:p>
          </table:table-cell>
          <table:table-cell/>
          <table:table-cell office:value-type="float" office:value="0.009">
            <text:p>0,009</text:p>
          </table:table-cell>
          <table:table-cell office:value-type="float" office:value="0.0005">
            <text:p>0,0005</text:p>
          </table:table-cell>
          <table:table-cell office:value-type="string">
            <text:p>5.14%</text:p>
          </table:table-cell>
          <table:table-cell/>
          <table:table-cell office:value-type="float" office:value="0.0016">
            <text:p>0,0016</text:p>
          </table:table-cell>
          <table:table-cell office:value-type="float" office:value="0">
            <text:p>0</text:p>
          </table:table-cell>
          <table:table-cell office:value-type="string">
            <text:p>2.96%</text:p>
          </table:table-cell>
        </table:table-row>
        <table:table-row table:style-name="ro3">
          <table:table-cell office:value-type="string">
            <text:p>rightlittle0.999</text:p>
          </table:table-cell>
          <table:table-cell office:value-type="string">
            <text:p>0.999</text:p>
          </table:table-cell>
          <table:table-cell office:value-type="float" office:value="0.0041">
            <text:p>0,0041</text:p>
          </table:table-cell>
          <table:table-cell office:value-type="float" office:value="0.0041">
            <text:p>0,0041</text:p>
          </table:table-cell>
          <table:table-cell office:value-type="string">
            <text:p>10.75%</text:p>
          </table:table-cell>
          <table:table-cell/>
          <table:table-cell office:value-type="float" office:value="0.0224">
            <text:p>0,0224</text:p>
          </table:table-cell>
          <table:table-cell office:value-type="float" office:value="0.0009">
            <text:p>0,0009</text:p>
          </table:table-cell>
          <table:table-cell office:value-type="string">
            <text:p>3.96%</text:p>
          </table:table-cell>
          <table:table-cell/>
          <table:table-cell office:value-type="float" office:value="0.0041">
            <text:p>0,0041</text:p>
          </table:table-cell>
          <table:table-cell office:value-type="float" office:value="0.0002">
            <text:p>0,0002</text:p>
          </table:table-cell>
          <table:table-cell office:value-type="string">
            <text:p>5.83%</text:p>
          </table:table-cell>
        </table:table-row>
        <table:table-row table:style-name="ro3">
          <table:table-cell office:value-type="string">
            <text:p>rightlittle0.9999</text:p>
          </table:table-cell>
          <table:table-cell office:value-type="string">
            <text:p>0.9999</text:p>
          </table:table-cell>
          <table:table-cell office:value-type="float" office:value="0.0065">
            <text:p>0,0065</text:p>
          </table:table-cell>
          <table:table-cell office:value-type="float" office:value="0.0233">
            <text:p>0,0233</text:p>
          </table:table-cell>
          <table:table-cell office:value-type="string">
            <text:p>26.16%</text:p>
          </table:table-cell>
          <table:table-cell/>
          <table:table-cell office:value-type="float" office:value="0.0502">
            <text:p>0,0502</text:p>
          </table:table-cell>
          <table:table-cell office:value-type="float" office:value="0.0027">
            <text:p>0,0027</text:p>
          </table:table-cell>
          <table:table-cell office:value-type="string">
            <text:p>5.29%</text:p>
          </table:table-cell>
          <table:table-cell/>
          <table:table-cell office:value-type="float" office:value="0.0065">
            <text:p>0,0065</text:p>
          </table:table-cell>
          <table:table-cell office:value-type="float" office:value="0.0006">
            <text:p>0,0006</text:p>
          </table:table-cell>
          <table:table-cell office:value-type="string">
            <text:p>8.70%</text:p>
          </table:table-cell>
        </table:table-row>
        <table:table-row table:style-name="ro3">
          <table:table-cell office:value-type="string">
            <text:p>rightmiddle0.9</text:p>
          </table:table-cell>
          <table:table-cell office:value-type="string">
            <text:p>0.9</text:p>
          </table:table-cell>
          <table:table-cell office:value-type="float" office:value="0">
            <text:p>0,0000</text:p>
          </table:table-cell>
          <table:table-cell office:value-type="float" office:value="0.0004">
            <text:p>0,0004</text:p>
          </table:table-cell>
          <table:table-cell office:value-type="string">
            <text:p>3.04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rightmiddle0.99</text:p>
          </table:table-cell>
          <table:table-cell office:value-type="string">
            <text:p>0.99</text:p>
          </table:table-cell>
          <table:table-cell office:value-type="float" office:value="0">
            <text:p>0,0000</text:p>
          </table:table-cell>
          <table:table-cell office:value-type="float" office:value="0.0018">
            <text:p>0,0018</text:p>
          </table:table-cell>
          <table:table-cell office:value-type="string">
            <text:p>4.99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rightmiddle0.999</text:p>
          </table:table-cell>
          <table:table-cell office:value-type="string">
            <text:p>0.999</text:p>
          </table:table-cell>
          <table:table-cell office:value-type="float" office:value="0">
            <text:p>0,0000</text:p>
          </table:table-cell>
          <table:table-cell office:value-type="float" office:value="0.0102">
            <text:p>0,0102</text:p>
          </table:table-cell>
          <table:table-cell office:value-type="string">
            <text:p>10.14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rightmiddle0.9999</text:p>
          </table:table-cell>
          <table:table-cell office:value-type="string">
            <text:p>0.9999</text:p>
          </table:table-cell>
          <table:table-cell office:value-type="float" office:value="0">
            <text:p>0,0000</text:p>
          </table:table-cell>
          <table:table-cell office:value-type="float" office:value="0.032">
            <text:p>0,032</text:p>
          </table:table-cell>
          <table:table-cell office:value-type="string">
            <text:p>15.23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3">
          <table:table-cell office:value-type="string">
            <text:p>rightring0.9</text:p>
          </table:table-cell>
          <table:table-cell office:value-type="string">
            <text:p>0.9</text:p>
          </table:table-cell>
          <table:table-cell office:value-type="float" office:value="0.0008">
            <text:p>0,0008</text:p>
          </table:table-cell>
          <table:table-cell office:value-type="float" office:value="0.0002">
            <text:p>0,0002</text:p>
          </table:table-cell>
          <table:table-cell office:value-type="string">
            <text:p>6.12%</text:p>
          </table:table-cell>
          <table:table-cell/>
          <table:table-cell office:value-type="float" office:value="0.0024">
            <text:p>0,0024</text:p>
          </table:table-cell>
          <table:table-cell office:value-type="float" office:value="0">
            <text:p>0</text:p>
          </table:table-cell>
          <table:table-cell office:value-type="string">
            <text:p>1.83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3">
          <table:table-cell office:value-type="string">
            <text:p>rightring0.99</text:p>
          </table:table-cell>
          <table:table-cell office:value-type="string">
            <text:p>0.99</text:p>
          </table:table-cell>
          <table:table-cell office:value-type="float" office:value="0.0008">
            <text:p>0,0008</text:p>
          </table:table-cell>
          <table:table-cell office:value-type="float" office:value="0.0013">
            <text:p>0,0013</text:p>
          </table:table-cell>
          <table:table-cell office:value-type="string">
            <text:p>7.52%</text:p>
          </table:table-cell>
          <table:table-cell/>
          <table:table-cell office:value-type="float" office:value="0.0041">
            <text:p>0,0041</text:p>
          </table:table-cell>
          <table:table-cell office:value-type="float" office:value="0.0001">
            <text:p>0,0001</text:p>
          </table:table-cell>
          <table:table-cell office:value-type="string">
            <text:p>1.67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3">
          <table:table-cell office:value-type="string">
            <text:p>rightring0.999</text:p>
          </table:table-cell>
          <table:table-cell office:value-type="string">
            <text:p>0.999</text:p>
          </table:table-cell>
          <table:table-cell office:value-type="float" office:value="0.0016">
            <text:p>0,0016</text:p>
          </table:table-cell>
          <table:table-cell office:value-type="float" office:value="0.0114">
            <text:p>0,0114</text:p>
          </table:table-cell>
          <table:table-cell office:value-type="string">
            <text:p>16.43%</text:p>
          </table:table-cell>
          <table:table-cell/>
          <table:table-cell office:value-type="float" office:value="0.0098">
            <text:p>0,0098</text:p>
          </table:table-cell>
          <table:table-cell office:value-type="float" office:value="0.0002">
            <text:p>0,0002</text:p>
          </table:table-cell>
          <table:table-cell office:value-type="string">
            <text:p>1.60%</text:p>
          </table:table-cell>
          <table:table-cell/>
          <table:table-cell office:value-type="float" office:value="0.0016">
            <text:p>0,0016</text:p>
          </table:table-cell>
          <table:table-cell office:value-type="float" office:value="0">
            <text:p>0</text:p>
          </table:table-cell>
          <table:table-cell office:value-type="string">
            <text:p>1.92%</text:p>
          </table:table-cell>
        </table:table-row>
        <table:table-row table:style-name="ro3">
          <table:table-cell office:value-type="string">
            <text:p>rightring0.9999</text:p>
          </table:table-cell>
          <table:table-cell office:value-type="string">
            <text:p>0.9999</text:p>
          </table:table-cell>
          <table:table-cell office:value-type="float" office:value="0.0041">
            <text:p>0,0041</text:p>
          </table:table-cell>
          <table:table-cell office:value-type="float" office:value="0.0355">
            <text:p>0,0355</text:p>
          </table:table-cell>
          <table:table-cell office:value-type="string">
            <text:p>23.19%</text:p>
          </table:table-cell>
          <table:table-cell/>
          <table:table-cell office:value-type="float" office:value="0.02">
            <text:p>0,02</text:p>
          </table:table-cell>
          <table:table-cell office:value-type="float" office:value="0.0003">
            <text:p>0,0003</text:p>
          </table:table-cell>
          <table:table-cell office:value-type="string">
            <text:p>1.49%</text:p>
          </table:table-cell>
          <table:table-cell/>
          <table:table-cell office:value-type="float" office:value="0.0041">
            <text:p>0,0041</text:p>
          </table:table-cell>
          <table:table-cell office:value-type="float" office:value="0.0002">
            <text:p>0,0002</text:p>
          </table:table-cell>
          <table:table-cell office:value-type="string">
            <text:p>5.83%</text:p>
          </table:table-cell>
        </table:table-row>
        <table:table-row table:style-name="ro3">
          <table:table-cell office:value-type="string">
            <text:p>rightthumb0.9</text:p>
          </table:table-cell>
          <table:table-cell office:value-type="string">
            <text:p>0.9</text:p>
          </table:table-cell>
          <table:table-cell office:value-type="float" office:value="0.0012">
            <text:p>0,0012</text:p>
          </table:table-cell>
          <table:table-cell office:value-type="float" office:value="0.0003">
            <text:p>0,0003</text:p>
          </table:table-cell>
          <table:table-cell office:value-type="string">
            <text:p>3.67%</text:p>
          </table:table-cell>
          <table:table-cell/>
          <table:table-cell office:value-type="float" office:value="0.0469">
            <text:p>0,0469</text:p>
          </table:table-cell>
          <table:table-cell office:value-type="float" office:value="0.0025">
            <text:p>0,0025</text:p>
          </table:table-cell>
          <table:table-cell office:value-type="string">
            <text:p>5.22%</text:p>
          </table:table-cell>
          <table:table-cell/>
          <table:table-cell office:value-type="float" office:value="0.0012">
            <text:p>0,0012</text:p>
          </table:table-cell>
          <table:table-cell office:value-type="float" office:value="0">
            <text:p>0</text:p>
          </table:table-cell>
          <table:table-cell office:value-type="string">
            <text:p>3.35%</text:p>
          </table:table-cell>
        </table:table-row>
        <table:table-row table:style-name="ro3">
          <table:table-cell office:value-type="string">
            <text:p>rightthumb0.99</text:p>
          </table:table-cell>
          <table:table-cell office:value-type="string">
            <text:p>0.99</text:p>
          </table:table-cell>
          <table:table-cell office:value-type="float" office:value="0.0029">
            <text:p>0,0029</text:p>
          </table:table-cell>
          <table:table-cell office:value-type="float" office:value="0.0027">
            <text:p>0,0027</text:p>
          </table:table-cell>
          <table:table-cell office:value-type="string">
            <text:p>8.68%</text:p>
          </table:table-cell>
          <table:table-cell/>
          <table:table-cell office:value-type="float" office:value="0.1335">
            <text:p>0,1335</text:p>
          </table:table-cell>
          <table:table-cell office:value-type="float" office:value="0.0098">
            <text:p>0,0098</text:p>
          </table:table-cell>
          <table:table-cell office:value-type="string">
            <text:p>7.31%</text:p>
          </table:table-cell>
          <table:table-cell/>
          <table:table-cell office:value-type="float" office:value="0.0029">
            <text:p>0,0029</text:p>
          </table:table-cell>
          <table:table-cell office:value-type="float" office:value="0.0001">
            <text:p>0,0001</text:p>
          </table:table-cell>
          <table:table-cell office:value-type="string">
            <text:p>4.17%</text:p>
          </table:table-cell>
        </table:table-row>
        <table:table-row table:style-name="ro3">
          <table:table-cell office:value-type="string">
            <text:p>rightthumb0.999</text:p>
          </table:table-cell>
          <table:table-cell office:value-type="string">
            <text:p>0.999</text:p>
          </table:table-cell>
          <table:table-cell office:value-type="float" office:value="0.0037">
            <text:p>0,0037</text:p>
          </table:table-cell>
          <table:table-cell office:value-type="float" office:value="0.0192">
            <text:p>0,0192</text:p>
          </table:table-cell>
          <table:table-cell office:value-type="string">
            <text:p>19.30%</text:p>
          </table:table-cell>
          <table:table-cell/>
          <table:table-cell office:value-type="float" office:value="0.2171">
            <text:p>0,2171</text:p>
          </table:table-cell>
          <table:table-cell office:value-type="float" office:value="0.021">
            <text:p>0,021</text:p>
          </table:table-cell>
          <table:table-cell office:value-type="string">
            <text:p>9.65%</text:p>
          </table:table-cell>
          <table:table-cell/>
          <table:table-cell office:value-type="float" office:value="0.0037">
            <text:p>0,0037</text:p>
          </table:table-cell>
          <table:table-cell office:value-type="float" office:value="0.0002">
            <text:p>0,0002</text:p>
          </table:table-cell>
          <table:table-cell office:value-type="string">
            <text:p>4.95%</text:p>
          </table:table-cell>
        </table:table-row>
        <table:table-row table:style-name="ro3">
          <table:table-cell office:value-type="string">
            <text:p>rightthumb0.9999</text:p>
          </table:table-cell>
          <table:table-cell office:value-type="string">
            <text:p>0.9999</text:p>
          </table:table-cell>
          <table:table-cell office:value-type="float" office:value="0.0065">
            <text:p>0,0065</text:p>
          </table:table-cell>
          <table:table-cell office:value-type="float" office:value="0.0465">
            <text:p>0,0465</text:p>
          </table:table-cell>
          <table:table-cell office:value-type="string">
            <text:p>25.28%</text:p>
          </table:table-cell>
          <table:table-cell/>
          <table:table-cell office:value-type="float" office:value="0.2988">
            <text:p>0,2988</text:p>
          </table:table-cell>
          <table:table-cell office:value-type="float" office:value="0.0239">
            <text:p>0,0239</text:p>
          </table:table-cell>
          <table:table-cell office:value-type="string">
            <text:p>8.00%</text:p>
          </table:table-cell>
          <table:table-cell/>
          <table:table-cell office:value-type="float" office:value="0.0065">
            <text:p>0,0065</text:p>
          </table:table-cell>
          <table:table-cell office:value-type="float" office:value="0.0004">
            <text:p>0,0004</text:p>
          </table:table-cell>
          <table:table-cell office:value-type="string">
            <text:p>6.10%</text:p>
          </table:table-cell>
        </table:table-row>
      </table:table>
      <table:table table:name="Лист2" table:style-name="ta1">
        <table:shapes>
          <draw:frame draw:z-index="0" draw:style-name="gr1" svg:width="15.999cm" svg:height="8.999cm" svg:x="0cm" svg:y="0cm">
            <draw:object draw:notify-on-update-of-ranges="Лист1.B3:Лист1.B6 Лист1.C2:Лист1.C2 Лист1.C3:Лист1.C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0cm" svg:y="9.088cm">
            <draw:object draw:notify-on-update-of-ranges="Лист1.B3:Лист1.B6 Лист1.C2:Лист1.C2 Лист1.C7:Лист1.C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5.999cm" svg:height="8.999cm" svg:x="15.86cm" svg:y="0cm">
            <draw:object draw:notify-on-update-of-ranges="Лист1.B3:Лист1.B6 Лист1.C2:Лист1.C2 Лист1.G3:Лист1.G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5.999cm" svg:height="8.999cm" svg:x="15.822cm" svg:y="9.088cm">
            <draw:object draw:notify-on-update-of-ranges="Лист1.B3:Лист1.B6 Лист1.C2:Лист1.C2 Лист1.G7:Лист1.G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svg:width="15.999cm" svg:height="8.999cm" svg:x="0cm" svg:y="27.331cm">
            <draw:object draw:notify-on-update-of-ranges="Лист1.B3:Лист1.B6 Лист1.C2:Лист1.C2 Лист1.C15:Лист1.C18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6" draw:style-name="gr1" svg:width="15.999cm" svg:height="8.999cm" svg:x="0cm" svg:y="36.317cm">
            <draw:object draw:notify-on-update-of-ranges="Лист1.B3:Лист1.B6 Лист1.C2:Лист1.C2 Лист1.C19:Лист1.C22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7" draw:style-name="gr1" svg:width="15.999cm" svg:height="8.999cm" svg:x="0cm" svg:y="45.054cm">
            <draw:object draw:notify-on-update-of-ranges="Лист1.B3:Лист1.B6 Лист1.C2:Лист1.C2 Лист1.C23:Лист1.C26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8" draw:style-name="gr1" svg:width="15.999cm" svg:height="8.999cm" svg:x="0.046cm" svg:y="53.86cm">
            <draw:object draw:notify-on-update-of-ranges="Лист1.B3:Лист1.B6 Лист1.C2:Лист1.C2 Лист1.C27:Лист1.C30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9" draw:style-name="gr1" svg:width="15.999cm" svg:height="8.999cm" svg:x="0cm" svg:y="62.994cm">
            <draw:object draw:notify-on-update-of-ranges="Лист1.B3:Лист1.B6 Лист1.C2:Лист1.C2 Лист1.C31:Лист1.C34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0" draw:style-name="gr1" svg:width="15.999cm" svg:height="8.999cm" svg:x="0cm" svg:y="71.923cm">
            <draw:object draw:notify-on-update-of-ranges="Лист1.B3:Лист1.B6 Лист1.C2:Лист1.C2 Лист1.C35:Лист1.C38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1" draw:style-name="gr1" svg:width="15.999cm" svg:height="8.999cm" svg:x="0cm" svg:y="80.604cm">
            <draw:object draw:notify-on-update-of-ranges="Лист1.B3:Лист1.B6 Лист1.C2:Лист1.C2 Лист1.C39:Лист1.C42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2" draw:style-name="gr1" svg:width="15.999cm" svg:height="8.999cm" svg:x="15.854cm" svg:y="18.381cm">
            <draw:object draw:notify-on-update-of-ranges="Лист1.B3:Лист1.B6 Лист1.C2:Лист1.C2 Лист1.G11:Лист1.G14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3" draw:style-name="gr1" svg:width="15.999cm" svg:height="8.999cm" svg:x="15.858cm" svg:y="27.229cm">
            <draw:object draw:notify-on-update-of-ranges="Лист1.B3:Лист1.B6 Лист1.C2:Лист1.C2 Лист1.G15:Лист1.G18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4" draw:style-name="gr1" svg:width="15.999cm" svg:height="8.999cm" svg:x="15.861cm" svg:y="36.262cm">
            <draw:object draw:notify-on-update-of-ranges="Лист1.B3:Лист1.B6 Лист1.C2:Лист1.C2 Лист1.G19:Лист1.G22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5" draw:style-name="gr1" svg:width="15.999cm" svg:height="8.999cm" svg:x="15.481cm" svg:y="45.156cm">
            <draw:object draw:notify-on-update-of-ranges="Лист1.B3:Лист1.B6 Лист1.C2:Лист1.C2 Лист1.G23:Лист1.G26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16" draw:style-name="gr1" svg:width="15.999cm" svg:height="8.999cm" svg:x="15.666cm" svg:y="54.142cm">
            <draw:object draw:notify-on-update-of-ranges="Лист1.B3:Лист1.B6 Лист1.C2:Лист1.C2 Лист1.G27:Лист1.G30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17" draw:style-name="gr1" svg:width="15.999cm" svg:height="8.999cm" svg:x="15.483cm" svg:y="63.399cm">
            <draw:object draw:notify-on-update-of-ranges="Лист1.B3:Лист1.B6 Лист1.C2:Лист1.C2 Лист1.G31:Лист1.G34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18" draw:style-name="gr1" svg:width="15.999cm" svg:height="8.999cm" svg:x="15.579cm" svg:y="72.384cm">
            <draw:object draw:notify-on-update-of-ranges="Лист1.B3:Лист1.B6 Лист1.C2:Лист1.C2 Лист1.G35:Лист1.G38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19" draw:style-name="gr1" svg:width="15.999cm" svg:height="8.999cm" svg:x="15.335cm" svg:y="81.191cm">
            <draw:object draw:notify-on-update-of-ranges="Лист1.B3:Лист1.B6 Лист1.C2:Лист1.C2 Лист1.G39:Лист1.G42" xlink:href="./Object 40" xlink:type="simple" xlink:show="embed" xlink:actuate="onLoad"/>
            <draw:image xlink:href="./ObjectReplacements/Object 40" xlink:type="simple" xlink:show="embed" xlink:actuate="onLoad"/>
          </draw:frame>
        </table:shapes>
        <table:table-column table:style-name="co2" table:default-cell-style-name="Default"/>
        <table:table-row table:style-name="ro2" table:number-rows-repeated="40">
          <table:table-cell/>
        </table:table-row>
        <table:table-row table:style-name="ro2">
          <table:table-cell>
            <draw:frame table:end-cell-address="Лист2.H61" table:end-x="0.287cm" table:end-y="0.103cm" draw:z-index="4" draw:style-name="gr1" svg:width="15.999cm" svg:height="8.999cm" svg:x="0.092cm" svg:y="0.135cm">
              <draw:object draw:notify-on-update-of-ranges="Лист1.B3:Лист1.B6 Лист1.C2:Лист1.C2 Лист1.C11:Лист1.C1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</table:table>
      <table:table table:name="Лист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er </meta:initial-creator>
    <meta:creation-date>2014-03-05T16:47:29</meta:creation-date>
    <meta:generator>LibreOffice/3.5$Linux_x86 LibreOffice_project/350m1$Build-2</meta:generator>
    <dc:date>2014-03-06T14:30:36</dc:date>
    <meta:editing-duration>PT23M19S</meta:editing-duration>
    <meta:editing-cycles>11</meta:editing-cycles>
    <meta:document-statistic meta:table-count="3" meta:cell-count="454"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FRR LEFTINDEX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:Лист1.G6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:Лист1.G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3:Лист1.G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FRR LEFTRING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5:Лист1.C18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15:Лист1.C1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15:Лист1.C1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FRR LEFTTHUMB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9:Лист1.C22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19:Лист1.C2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53">
                <text:p>0.0053</text:p>
                <draw:g>
                  <svg:desc>Лист1.C19:Лист1.C2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7">
                <text:p>0.04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RIGHTINDEX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23:Лист1.C26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23:Лист1.C2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23:Лист1.C2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FRR RIGHTLITT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27:Лист1.C30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27:Лист1.C3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08">
                <text:p>0.0008</text:p>
                <draw:g>
                  <svg:desc>Лист1.C27:Лист1.C3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FRR RIGHTMIDD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1:Лист1.C34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1:Лист1.C3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31:Лист1.C3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RIGHTRING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5:Лист1.C38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5:Лист1.C3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08">
                <text:p>0.0008</text:p>
                <draw:g>
                  <svg:desc>Лист1.C35:Лист1.C3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FRR RIGHTTHUMB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9:Лист1.C42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9:Лист1.C4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12">
                <text:p>0.0012</text:p>
                <draw:g>
                  <svg:desc>Лист1.C39:Лист1.C4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LEFTMIDD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1:Лист1.G14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1:Лист1.G1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11:Лист1.G1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FRR LEFTRING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5:Лист1.G18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5:Лист1.G1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15:Лист1.G1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12">
                <text:p>0.02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FRR LEFTTHUMB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9:Лист1.G22" chart:data-source-has-labels="both" svg:x="1.331cm" svg:y="2.318cm" svg:width="11.018cm" svg:height="5.521cm">
          <chartooo:coordinate-region svg:x="2.429cm" svg:y="2.399cm" svg:width="9.402cm" svg:height="4.793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9:Лист1.G2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531">
                <text:p>0.0531</text:p>
                <draw:g>
                  <svg:desc>Лист1.G19:Лист1.G2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457">
                <text:p>0.245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3514">
                <text:p>0.351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LEFTLITT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7:Лист1.C10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7:Лист1.C1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7:Лист1.C1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5">
                <text:p>0.0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RIGHTINDEX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23:Лист1.G26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23:Лист1.G2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33">
                <text:p>0.0033</text:p>
                <draw:g>
                  <svg:desc>Лист1.G23:Лист1.G2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755">
                <text:p>0.075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FRR RIGHTLITT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27:Лист1.G3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27:Лист1.G3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45">
                <text:p>0.0045</text:p>
                <draw:g>
                  <svg:desc>Лист1.G27:Лист1.G3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502">
                <text:p>0.050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FRR RIGHTMIDD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1:Лист1.G34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1:Лист1.G3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31:Лист1.G3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RIGHTRING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5:Лист1.G38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5:Лист1.G3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24">
                <text:p>0.0024</text:p>
                <draw:g>
                  <svg:desc>Лист1.G35:Лист1.G3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FRR RIGHTTHUMB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9:Лист1.G42" chart:data-source-has-labels="both" svg:x="1.331cm" svg:y="2.318cm" svg:width="11.018cm" svg:height="5.521cm">
          <chartooo:coordinate-region svg:x="2.243cm" svg:y="2.447cm" svg:width="9.588cm" svg:height="4.74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9:Лист1.G4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469">
                <text:p>0.0469</text:p>
                <draw:g>
                  <svg:desc>Лист1.G39:Лист1.G4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171">
                <text:p>0.217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988">
                <text:p>0.298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minimum="0" chart:maximum="0.3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LEFTMIDD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1:Лист1.C14" chart:data-source-has-labels="both" svg:x="1.123cm" svg:y="2.212cm" svg:width="11.387cm" svg:height="5.519cm">
          <chartooo:coordinate-region svg:x="2.406cm" svg:y="2.411cm" svg:width="9.586cm" svg:height="4.673cm"/>
          <chart:axis chart:dimension="x" chart:name="primary-x" chart:style-name="ch6" chartooo:axis-type="auto">
            <chartooo:date-scale/>
            <chart:title svg:x="6.309cm" svg:y="7.911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243cm" svg:y="5.756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11:Лист1.C1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11:Лист1.C1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FRR LEFTRING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5:Лист1.C18" chart:data-source-has-labels="both" svg:x="1.331cm" svg:y="2.318cm" svg:width="11.018cm" svg:height="5.521cm">
          <chartooo:coordinate-region svg:x="2.614cm" svg:y="2.318cm" svg:width="9.217cm" svg:height="4.8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15:Лист1.C1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15:Лист1.C1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FRR LEFTTHUMB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9:Лист1.C22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19:Лист1.C2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53">
                <text:p>0.0053</text:p>
                <draw:g>
                  <svg:desc>Лист1.C19:Лист1.C2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7">
                <text:p>0.045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minimum="0" chart:maximum="0.6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RIGHTINDEX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23:Лист1.C26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23:Лист1.C2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23:Лист1.C2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FRR RIGHTLITT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27:Лист1.C30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27:Лист1.C3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08">
                <text:p>0.0008</text:p>
                <draw:g>
                  <svg:desc>Лист1.C27:Лист1.C3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FRR LEFTINDEX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C6 Лист1.C2:Лист1.C2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:Лист1.C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3:Лист1.C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minimum="0" chart:maximum="0.3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FRR RIGHTMIDD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1:Лист1.C34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1:Лист1.C3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31:Лист1.C3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RIGHTRING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5:Лист1.C38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5:Лист1.C3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08">
                <text:p>0.0008</text:p>
                <draw:g>
                  <svg:desc>Лист1.C35:Лист1.C3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FRR RIGHTTHUMB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9:Лист1.C42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9:Лист1.C4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12">
                <text:p>0.0012</text:p>
                <draw:g>
                  <svg:desc>Лист1.C39:Лист1.C4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LEFTMIDD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1:Лист1.G14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1:Лист1.G1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11:Лист1.G1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FRR LEFTRING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5:Лист1.G18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5:Лист1.G1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15:Лист1.G1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12">
                <text:p>0.0212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FRR LEFTTHUMB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9:Лист1.G22" chart:data-source-has-labels="both" svg:x="1.331cm" svg:y="2.318cm" svg:width="11.018cm" svg:height="5.521cm">
          <chartooo:coordinate-region svg:x="2.429cm" svg:y="2.399cm" svg:width="9.402cm" svg:height="4.793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9:Лист1.G2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531">
                <text:p>0.0531</text:p>
                <draw:g>
                  <svg:desc>Лист1.G19:Лист1.G2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457">
                <text:p>0.245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3514">
                <text:p>0.3514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RIGHTINDEX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23:Лист1.G26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23:Лист1.G2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33">
                <text:p>0.0033</text:p>
                <draw:g>
                  <svg:desc>Лист1.G23:Лист1.G2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755">
                <text:p>0.075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FRR RIGHTLITT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27:Лист1.G3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27:Лист1.G3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45">
                <text:p>0.0045</text:p>
                <draw:g>
                  <svg:desc>Лист1.G27:Лист1.G3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502">
                <text:p>0.050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FRR RIGHTMIDD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1:Лист1.G34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1:Лист1.G3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31:Лист1.G3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RIGHTRING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5:Лист1.G38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5:Лист1.G3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24">
                <text:p>0.0024</text:p>
                <draw:g>
                  <svg:desc>Лист1.G35:Лист1.G3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LEFTLITT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7:Лист1.C10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7:Лист1.C1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7:Лист1.C1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5">
                <text:p>0.00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FRR RIGHTTHUMB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9:Лист1.G42" chart:data-source-has-labels="both" svg:x="1.331cm" svg:y="2.318cm" svg:width="11.018cm" svg:height="5.521cm">
          <chartooo:coordinate-region svg:x="2.243cm" svg:y="2.447cm" svg:width="9.588cm" svg:height="4.74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9:Лист1.G4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469">
                <text:p>0.0469</text:p>
                <draw:g>
                  <svg:desc>Лист1.G39:Лист1.G4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171">
                <text:p>0.217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988">
                <text:p>0.2988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FRR LEFTINDEX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2:Лист1.C6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:Лист1.C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3:Лист1.C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LEFTLITT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7:Лист1.G1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7:Лист1.G1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9">
                <text:p>0.009</text:p>
                <draw:g>
                  <svg:desc>Лист1.G7:Лист1.G1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3">
                <text:p>0.04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FRR LEFTINDEX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:Лист1.G6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:Лист1.G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3:Лист1.G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LEFTLITT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7:Лист1.G1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7:Лист1.G1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9">
                <text:p>0.009</text:p>
                <draw:g>
                  <svg:desc>Лист1.G7:Лист1.G1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3">
                <text:p>0.04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LEFTMIDD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1:Лист1.C14" chart:data-source-has-labels="both" svg:x="1.123cm" svg:y="2.212cm" svg:width="11.387cm" svg:height="5.519cm">
          <chartooo:coordinate-region svg:x="2.406cm" svg:y="2.411cm" svg:width="9.586cm" svg:height="4.673cm"/>
          <chart:axis chart:dimension="x" chart:name="primary-x" chart:style-name="ch6" chartooo:axis-type="auto">
            <chartooo:date-scale/>
            <chart:title svg:x="6.309cm" svg:y="7.911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243cm" svg:y="5.756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11:Лист1.C1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C11:Лист1.C1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